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weight="bold" officeooo:rsid="001c51a4" officeooo:paragraph-rsid="001c51a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c51a4" officeooo:paragraph-rsid="001c51a4" style:font-weight-asian="normal" style:font-weight-complex="normal"/>
    </style:style>
    <style:style style:name="P3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bold" officeooo:rsid="001c51a4" officeooo:paragraph-rsid="001c51a4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668" officeooo:paragraph-rsid="001d8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bb2d" officeooo:paragraph-rsid="0020b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cf7b" officeooo:paragraph-rsid="0021df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dfdc" officeooo:paragraph-rsid="0021df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f529" officeooo:paragraph-rsid="0026f5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1dfdc"/>
    </style:style>
    <style:style style:name="T2" style:family="text">
      <style:text-properties officeooo:rsid="00235e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ck Anderson, Lucas Bingham, Cody Grinstead</text:p>
      <text:p text:style-name="P1"/>
      <text:p text:style-name="P1">Rogue AI Escape Room</text:p>
      <text:p text:style-name="P2">Date: 1<text:span text:style-name="T2">2-5</text:span>-18</text:p>
      <text:p text:style-name="P2"/>
      <text:p text:style-name="P3"/>
      <table:table table:name="Table1" table:style-name="Table1" table:template-name="Default Style">
        <table:table-column table:style-name="Table1.A" table:number-columns-repeated="3"/>
        <table:table-row table:style-name="Table1.1">
          <table:table-cell table:style-name="Table1.A1" table:number-columns-spanned="3" office:value-type="string">
            <text:p text:style-name="P5">List of Hardware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No. of Items</text:p>
          </table:table-cell>
          <table:table-cell table:style-name="Table1.A2" office:value-type="string">
            <text:p text:style-name="P5">Item Details</text:p>
          </table:table-cell>
          <table:table-cell table:style-name="Table1.C2" office:value-type="string">
            <text:p text:style-name="P5">Purchase price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Arduino UNO R3</text:p>
          </table:table-cell>
          <table:table-cell table:style-name="Table1.C2" office:value-type="string">
            <text:p text:style-name="P5">$21.80</text:p>
          </table:table-cell>
        </table:table-row>
        <table:table-row table:style-name="Table1.1"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Laptop</text:p>
          </table:table-cell>
          <table:table-cell table:style-name="Table1.C2" office:value-type="string">
            <text:p text:style-name="P8">$204.53</text:p>
          </table:table-cell>
        </table:table-row>
        <table:table-row table:style-name="Table1.1"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Keyboard</text:p>
          </table:table-cell>
          <table:table-cell table:style-name="Table1.C2" office:value-type="string">
            <text:p text:style-name="P8">$10.52</text:p>
          </table:table-cell>
        </table:table-row>
        <table:table-row table:style-name="Table1.1"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HC-SR04 Distance Sensor</text:p>
          </table:table-cell>
          <table:table-cell table:style-name="Table1.C2" office:value-type="string">
            <text:p text:style-name="P9">$2.77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Total</text:p>
          </table:table-cell>
          <table:table-cell table:style-name="Table1.C2" office:value-type="string">
            <text:p text:style-name="P7">$<text:span text:style-name="T1">239.62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9:49:34.814000000</meta:creation-date>
    <dc:date>2018-12-07T18:09:33.184000000</dc:date>
    <meta:editing-duration>PT31M10S</meta:editing-duration>
    <meta:editing-cycles>7</meta:editing-cycles>
    <meta:generator>LibreOffice/6.0.1.1$Windows_X86_64 LibreOffice_project/60bfb1526849283ce2491346ed2aa51c465abfe6</meta:generator>
    <meta:document-statistic meta:table-count="1" meta:image-count="0" meta:object-count="0" meta:page-count="1" meta:paragraph-count="21" meta:word-count="40" meta:character-count="222" meta:non-whitespace-character-count="203"/>
  </office:meta>
</office:document-meta>
</file>